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C0000026DFE0BE24429D9C536.png" manifest:media-type="image/png"/>
  <manifest:file-entry manifest:full-path="Pictures/10000201000003AF00000212B23D412F63F6F458.png" manifest:media-type="image/png"/>
  <manifest:file-entry manifest:full-path="Pictures/10000000000004220000031A708F2938FA32B4A6.png" manifest:media-type="image/png"/>
  <manifest:file-entry manifest:full-path="Pictures/100021B200008D2E00004F60B312A649B9EEC188.svg" manifest:media-type="image/svg+xml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4.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5cm" fo:min-width="4.8cm"/>
      <style:paragraph-properties style:writing-mode="lr-tb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4.15cm" fo:min-width="4.8cm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1.45cm" fo:min-width="4.8cm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45cm" fo:min-width="4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8cm"/>
      <style:paragraph-properties style:writing-mode="lr-tb"/>
    </style:style>
    <style:style style:name="gr8" style:family="graphic" style:parent-style-name="standard">
      <style:graphic-properties draw:fill-color="#e16173" draw:textarea-horizontal-align="justify" draw:textarea-vertical-align="middle" draw:auto-grow-height="false" fo:min-height="1.45cm" fo:min-width="4.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1.95cm" fo:min-width="2.8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1.65cm" fo:min-width="4.8cm"/>
      <style:paragraph-properties style:writing-mode="lr-tb"/>
    </style:style>
    <style:style style:name="gr14" style:family="graphic" style:parent-style-name="standard">
      <style:graphic-properties svg:stroke-color="#000000" draw:textarea-vertical-align="middle"/>
    </style:style>
    <style:style style:name="pr1" style:family="presentation" style:parent-style-name="Metropolis-title">
      <style:graphic-properties fo:min-height="9.229cm"/>
      <style:paragraph-properties style:writing-mode="lr-tb"/>
    </style:style>
    <style:style style:name="pr2" style:family="presentation" style:parent-style-name="Metropolis-subtitle">
      <style:graphic-properties draw:fill-color="#ffffff" fo:min-height="10.2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3.506cm"/>
      <style:paragraph-properties style:writing-mode="lr-tb"/>
    </style:style>
    <style:style style:name="pr5" style:family="presentation" style:parent-style-name="Metropolis-outline1">
      <style:graphic-properties fo:min-height="11.929cm"/>
      <style:paragraph-properties style:writing-mode="lr-tb"/>
    </style:style>
    <style:style style:name="pr6" style:family="presentation" style:parent-style-name="Metropolis-title">
      <style:graphic-properties fo:min-height="4.8cm"/>
      <style:paragraph-properties style:writing-mode="lr-tb"/>
    </style:style>
    <style:style style:name="pr7" style:family="presentation" style:parent-style-name="Metropolis-title">
      <style:graphic-properties draw:auto-grow-height="true" fo:min-height="2.667cm"/>
      <style:paragraph-properties style:writing-mode="lr-tb"/>
    </style:style>
    <style:style style:name="pr8" style:family="presentation" style:parent-style-name="Metropolis-subtitle">
      <style:graphic-properties draw:fill-color="#ffffff" fo:min-height="14.064cm"/>
      <style:paragraph-properties style:writing-mode="lr-tb"/>
    </style:style>
    <style:style style:name="pr9" style:family="presentation" style:parent-style-name="Metropolis-notes">
      <style:graphic-properties draw:fill-color="#ffffff" fo:min-height="14cm"/>
      <style:paragraph-properties style:writing-mode="lr-tb"/>
    </style:style>
    <style:style style:name="pr10" style:family="presentation" style:parent-style-name="Metropolis-title">
      <style:graphic-properties fo:min-height="2.667cm"/>
      <style:paragraph-properties style:writing-mode="lr-tb"/>
    </style:style>
    <style:style style:name="pr11" style:family="presentation" style:parent-style-name="Metropolis-outline1">
      <style:graphic-properties fo:min-height="13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style:writing-mode="lr-tb"/>
      <style:text-properties style:use-window-font-color="true" fo:font-size="16pt" fo:background-color="transparent" style:font-size-asian="16pt" style:font-size-complex="16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paragraph-properties style:writing-mode="lr-tb"/>
      <style:text-properties fo:font-size="60pt" style:font-size-asian="60pt" style:font-size-complex="6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77bc65"/>
      <style:paragraph-properties fo:text-align="center" style:writing-mode="lr-tb"/>
    </style:style>
    <style:style style:name="P11" style:family="paragraph">
      <loext:graphic-properties draw:fill-color="#e16173"/>
      <style:paragraph-properties fo:text-align="center" style:writing-mode="lr-tb"/>
    </style:style>
    <style:style style:name="P12" style:family="paragraph">
      <loext:graphic-properties draw:fill-color="#ffff38"/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60pt" style:font-size-asian="60pt" style:font-size-complex="60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text-style-name="P1" draw:layer="layout" svg:width="25.199cm" svg:height="9.229cm" svg:x="1.401cm" svg:y="-1.629cm" presentation:class="title" presentation:user-transformed="true">
          <draw:text-box>
            <text:p>Final Presentation<text:line-break/></text:p>
          </draw:text-box>
        </draw:frame>
        <draw:frame presentation:style-name="pr2" draw:text-style-name="P4" draw:layer="layout" svg:width="25.199cm" svg:height="10.2cm" svg:x="1.601cm" svg:y="10.2cm" presentation:class="subtitle" presentation:user-transformed="true">
          <draw:text-box>
            <text:p text:style-name="P2"><text:span text:style-name="T1">a Team B Production</text:span></text:p>
            <text:p text:style-name="P2"><text:span text:style-name="T1">powered by honey bees</text:span></text:p>
            <text:p text:style-name="P2"><text:span text:style-name="T1">and the following members:</text:span></text:p>
            <text:p text:style-name="P3"><text:span text:style-name="T1"/></text:p>
            <text:p text:style-name="P3"><text:span text:style-name="T1">Edoardo Lenzi</text:span></text:p>
            <text:p text:style-name="P3"><text:span text:style-name="T1">Dominik Simon</text:span></text:p>
            <text:p text:style-name="P3"><text:span text:style-name="T1">Daria Shevkoplias</text:span></text:p>
            <text:p text:style-name="P3"><text:span text:style-name="T1">Patrick Tschuchnig</text:span></text:p>
          </draw:text-box>
        </draw:frame>
        <draw:frame presentation:style-name="pr1" draw:text-style-name="P6" draw:layer="layout" svg:width="25.199cm" svg:height="9.229cm" svg:x="1.601cm" svg:y="4.571cm" presentation:class="title" presentation:user-transformed="true">
          <draw:text-box>
            <text:p text:style-name="P5"><text:span text:style-name="T2">Hotel Managemen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text-style-name="P1" draw:layer="layout" svg:width="25.199cm" svg:height="3.506cm" svg:x="1.801cm" svg:y="0.4cm" presentation:class="title" presentation:user-transformed="true">
          <draw:text-box>
            <text:p>System usage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anagement System allows users to create accounts and create a booking request</text:p>
              </text:list-item>
              <text:list-item>
                <text:p>Staff can confirm the bookings</text:p>
              </text:list-item>
              <text:list-item>
                <text:p>User management and booking management is available</text:p>
              </text:list-item>
              <text:list-item>
                <text:p>The toolset can be extended easily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9">
        <draw:frame presentation:style-name="pr6" draw:text-style-name="P1" draw:layer="layout" svg:width="25.199cm" svg:height="4.8cm" svg:x="1.4cm" svg:y="-0.2cm" presentation:class="title" presentation:user-transformed="true">
          <draw:text-box>
            <text:p>System Architecture</text:p>
          </draw:text-box>
        </draw:frame>
        <draw:custom-shape draw:style-name="gr2" draw:text-style-name="P9" draw:layer="layout" svg:width="5.3cm" svg:height="4.4cm" svg:x="2.2cm" svg:y="8.8cm">
          <text:p text:style-name="P9">Web-Frontend</text:p>
          <text:p text:style-name="P9">Bootstrap</text:p>
          <text:p text:style-name="P9">Jquery</text:p>
          <text:p text:style-name="P9">JSON</text:p>
          <draw:enhanced-geometry svg:viewBox="0 0 21600 21600" draw:type="rectangle" draw:enhanced-path="M 0 0 L 21600 0 21600 21600 0 21600 0 0 Z N"/>
        </draw:custom-shape>
        <draw:custom-shape draw:style-name="gr3" draw:text-style-name="P10" xml:id="id2" draw:id="id2" draw:layer="layout" svg:width="5.3cm" svg:height="1.9cm" svg:x="11.5cm" svg:y="11.2cm">
          <text:p text:style-name="P9">Business Logic </text:p>
          <text:p text:style-name="P9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1" xml:id="id3" draw:id="id3" draw:layer="layout" svg:width="5.3cm" svg:height="4.4cm" svg:x="17.3cm" svg:y="8.8cm">
          <text:p text:style-name="P9">Database</text:p>
          <text:p text:style-name="P9">Management</text:p>
          <text:p text:style-name="P9">odb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3cm" svg:height="1.7cm" svg:x="11.5cm" svg:y="6.6cm">
          <text:p text:style-name="P9">Dominik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cm" svg:height="1.7cm" svg:x="11.5cm" svg:y="13.6cm">
          <text:p text:style-name="P9">Daria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3cm" svg:height="1.7cm" svg:x="2.2cm" svg:y="13.6cm">
          <text:p text:style-name="P9">Patrick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3cm" svg:height="1.7cm" svg:x="17.3cm" svg:y="13.6cm">
          <text:p text:style-name="P9">Edoardo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7.5cm" svg:y1="9.6cm" svg:x2="11.5cm" svg:y2="9.6cm">
          <text:p/>
        </draw:line>
        <draw:line draw:style-name="gr9" draw:text-style-name="P13" draw:layer="layout" svg:x1="11.5cm" svg:y1="10cm" svg:x2="7.5cm" svg:y2="10cm">
          <text:p/>
        </draw:line>
        <draw:custom-shape draw:style-name="gr10" draw:text-style-name="P11" draw:layer="layout" svg:width="3.3cm" svg:height="2.2cm" svg:x="23.1cm" svg:y="10.9cm">
          <text:p text:style-name="P9">Database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2.6cm" svg:y1="9.7cm" svg:x2="24.8cm" svg:y2="9.7cm">
          <text:p/>
        </draw:line>
        <draw:line draw:style-name="gr9" draw:text-style-name="P13" draw:layer="layout" svg:x1="24.8cm" svg:y1="9.7cm" svg:x2="24.8cm" svg:y2="10.9cm">
          <text:p/>
        </draw:line>
        <draw:line draw:style-name="gr9" draw:text-style-name="P13" draw:layer="layout" svg:x1="24.4cm" svg:y1="10.1cm" svg:x2="22.5cm" svg:y2="10.1cm">
          <text:p/>
        </draw:line>
        <draw:line draw:style-name="gr11" draw:text-style-name="P13" draw:layer="layout" svg:x1="24.4cm" svg:y1="10.1cm" svg:x2="24.4cm" svg:y2="10.9cm">
          <text:p/>
        </draw:line>
        <draw:frame draw:style-name="gr12" draw:text-style-name="P14" draw:layer="layout" svg:width="2.195cm" svg:height="0.962cm" svg:x="8.4cm" svg:y="8.7cm">
          <draw:text-box>
            <text:p>REST</text:p>
          </draw:text-box>
        </draw:frame>
        <draw:custom-shape draw:style-name="gr13" draw:text-style-name="P12" xml:id="id1" draw:id="id1" draw:layer="layout" svg:width="5.3cm" svg:height="1.9cm" svg:x="11.5cm" svg:y="8.8cm">
          <text:p text:style-name="P9">Middleware,</text:p>
          <text:p text:style-name="P9">Controllers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4" draw:text-style-name="P15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text-style-name="P1" draw:layer="layout" svg:width="25.199cm" svg:height="3.506cm" svg:x="1.601cm" svg:y="0.494cm" presentation:class="title" presentation:user-transformed="true">
          <draw:text-box>
            <text:p>Web Frontend</text:p>
          </draw:text-box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The Web-Frontend is designed to run completely detached – on another server querying the API is possible</text:p>
              </text:list-item>
              <text:list-item>
                <text:p>The frontend is powered almost completely by jQuery</text:p>
              </text:list-item>
              <text:list-item>
                <text:p>The design is made up of bootstrap elements, trying not to break with the bootstrap design best-practi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text-style-name="P1" draw:layer="layout" svg:width="25.199cm" svg:height="3.506cm" svg:x="1.601cm" svg:y="0.494cm" presentation:class="title" presentation:user-transformed="true">
          <draw:text-box>
            <text:p>Web Frontend</text:p>
          </draw:text-box>
        </draw:frame>
        <draw:frame presentation:style-name="pr5" draw:text-style-name="P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ustom functions were implemented to our standards</text:p>
              </text:list-item>
              <text:list-item>
                <text:p>The REST API design is implemented in javascript</text:p>
              </text:list-item>
              <text:list-item>
                <text:p>POST and GET functionality provided in custom functions</text:p>
                <text:p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0">
        <draw:frame presentation:style-name="pr7" draw:layer="layout" svg:width="14.8cm" svg:height="2.667cm" svg:x="6.6cm" svg:y="0.799cm" presentation:class="title">
          <draw:text-box>
            <text:p>Web Frontend </text:p>
          </draw:text-box>
        </draw:frame>
        <draw:frame presentation:style-name="pr8" draw:text-style-name="P16" draw:layer="layout" svg:width="25.2cm" svg:height="14.064cm" svg:x="1.4cm" svg:y="5.066cm" presentation:class="subtitle">
          <draw:text-box>
            <text:p text:style-name="P5"><text:span text:style-name="T2">Live Example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REST API</text:p>
          </draw:text-box>
        </draw:frame>
        <draw:frame presentation:style-name="pr11" draw:layer="layout" svg:width="25.2cm" svg:height="14.064cm" svg:x="1.4cm" svg:y="5.066cm" presentation:class="outline">
          <draw:text-box>
            <text:list text:style-name="L2">
              <text:list-item>
                <text:p>The implementation of the REST API is completely custom</text:p>
              </text:list-item>
              <text:list-item>
                <text:p>Implementation and Specification underwent multiple Revisions</text:p>
              </text:list-item>
              <text:list-item>
                <text:p>Most current version of the API is Rev. 1.4</text:p>
              </text:list-item>
              <text:list-item>
                <text:p>Changelog and full API Specification included in the projec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REST API</text:p>
          </draw:text-box>
        </draw:frame>
        <draw:frame presentation:style-name="pr11" draw:layer="layout" svg:width="25.2cm" svg:height="14.064cm" svg:x="1.4cm" svg:y="5.066cm" presentation:class="outline" presentation:user-transformed="true">
          <draw:text-box>
            <text:list text:style-name="L2">
              <text:list-item>
                <text:p>Implementation is based on the Simple Web Server by eidheim </text:p>
              </text:list-item>
              <text:list-item>
                <text:p>The routing and managing headers was done manually according to specification</text:p>
              </text:list-item>
              <text:list-item>
                <text:p>CORS Headers are present, but not active – this allows the Web Frontend to run completely detach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Middleware</text:p>
          </draw:text-box>
        </draw:frame>
        <draw:frame presentation:style-name="pr11" draw:layer="layout" svg:width="25.2cm" svg:height="14.064cm" svg:x="1.4cm" svg:y="5.066cm" presentation:class="outline">
          <draw:text-box>
            <text:list text:style-name="L2">
              <text:list-item>
                <text:p>To manage the access to relevant data via the REST API a Middleware was made</text:p>
              </text:list-item>
              <text:list-item>
                <text:p>The Middleware takes care of managing the serialisation/deserialisation of the JSON objects sent/received over the API</text:p>
              </text:list-item>
              <text:list-item>
                <text:p>Error handling and sanity checks are done inside the middleware</text:p>
              </text:list-item>
              <text:list-item>
                <text:p>Communication with the backend happens after the middleware ra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Backend</text:p>
          </draw:text-box>
        </draw:frame>
        <draw:frame presentation:style-name="pr11" draw:layer="layout" svg:width="25.2cm" svg:height="14.064cm" svg:x="1.4cm" svg:y="5.066cm" presentation:class="outline">
          <draw:text-box>
            <text:list text:style-name="L2">
              <text:list-item>
                <text:p>The basis of the backend is our Controller/Service/Repository infrastructure</text:p>
              </text:list-item>
              <text:list-item>
                <text:p>Data from the DB is provided via Repositories, which are accessed via Services. </text:p>
              </text:list-item>
              <text:list-item>
                <text:p>The functions are generated dynamically via ODB</text:p>
              </text:list-item>
              <text:list-item>
                <text:p>The ODB Schema was custom-written for this cau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Data Analysis</text:p>
          </draw:text-box>
        </draw:frame>
        <draw:frame presentation:style-name="pr11" draw:layer="layout" svg:width="25.2cm" svg:height="14.064cm" svg:x="1.4cm" svg:y="5.066cm" presentation:class="outline">
          <draw:text-box>
            <text:list text:style-name="L2">
              <text:list-item>
                <text:p>Data analysis functionality is provided over the API</text:p>
              </text:list-item>
              <text:list-item>
                <text:p>Displayed on the stats page, visible only to staff</text:p>
              </text:list-item>
              <text:list-item>
                <text:p>OpenMP is used for generating the analysis data</text:p>
              </text:list-item>
              <text:list-item>
                <text:p>Parallel Bubblesor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MPICH</text:p>
          </draw:text-box>
        </draw:frame>
        <draw:frame presentation:style-name="pr11" draw:layer="layout" svg:width="25.2cm" svg:height="14.064cm" svg:x="1.4cm" svg:y="5.066cm" presentation:class="outline">
          <draw:text-box>
            <text:list text:style-name="L2">
              <text:list-item>
                <text:p>As a proof of concept, a backend console attached via MPI is available</text:p>
              </text:list-item>
              <text:list-item>
                <text:p>Currently a work in progress</text:p>
              </text:list-item>
              <text:list-item>
                <text:p>Currently supports exporting user lists</text:p>
              </text:list-item>
              <text:list-item>
                <text:p>Supports backup and restore of the databa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10" draw:layer="layout" svg:width="14.8cm" svg:height="2.667cm" svg:x="6.6cm" svg:y="0.799cm" presentation:class="title">
          <draw:text-box>
            <text:p>The End</text:p>
          </draw:text-box>
        </draw:frame>
        <draw:frame presentation:style-name="pr11" draw:text-style-name="P18" draw:layer="layout" svg:width="25.2cm" svg:height="14.064cm" svg:x="1cm" svg:y="8.536cm" presentation:class="outline" presentation:user-transformed="true">
          <draw:text-box>
            <text:list text:style-name="L2">
              <text:list-header>
                <text:p text:style-name="P18"><text:span text:style-name="T3">Thank you for </text:span><text:span text:style-name="T3"><text:line-break/></text:span><text:span text:style-name="T3">your attention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3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P18" style:family="paragraph">
      <style:paragraph-properties fo:text-align="end"/>
      <style:text-properties fo:font-size="14pt"/>
    </style:style>
    <style:style style:name="MP19" style:family="paragraph">
      <loext:graphic-properties draw:fill="none" draw:fill-color="#ffffff"/>
      <style:paragraph-properties fo:text-align="end"/>
      <style:text-properties fo:font-size="14pt"/>
    </style:style>
    <style:style style:name="MP20" style:family="paragraph">
      <style:text-properties fo:color="#000000" fo:font-size="14pt"/>
    </style:style>
    <style:style style:name="MP21" style:family="paragraph">
      <loext:graphic-properties draw:fill="none" draw:fill-color="#ffffff"/>
      <style:text-properties fo:color="#000000" fo:font-size="14pt"/>
    </style:style>
    <style:style style:name="MP22" style:family="paragraph">
      <style:paragraph-properties fo:text-align="end"/>
      <style:text-properties fo:color="#000000" fo:font-size="14pt"/>
    </style:style>
    <style:style style:name="MP23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3">
      <draw:frame draw:style-name="Mgr3" draw:text-style-name="MP13" draw:layer="backgroundobjects" svg:width="28cm" svg:height="21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B23D412F63F6F458.png" xlink:type="simple" xlink:show="embed" xlink:actuate="onLoad" loext:mime-type="image/png"/>
      </draw:frame>
      <draw:frame presentation:style-name="Metropolis-title" draw:layer="backgroundobjects" svg:width="14.8cm" svg:height="2.667cm" svg:x="6.6cm" svg:y="0.799cm" presentation:class="title" presentation:placeholder="true">
        <draw:text-box/>
      </draw:frame>
      <draw:frame draw:layer="backgroundobjects" svg:width="25.2cm" svg:height="14.064cm" svg:x="1.4cm" svg:y="5.066cm" presentation:class="outline" presentation:placeholder="true">
        <draw:text-box/>
      </draw:frame>
      <draw:frame presentation:style-name="Mpr7" draw:text-style-name="MP15" draw:layer="backgroundobjects" svg:width="6.523cm" svg:height="0.845cm" svg:x="1.4cm" svg:y="19.733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0.845cm" svg:x="9.576cm" svg:y="19.733cm" presentation:class="footer">
        <draw:text-box>
          <text:p text:style-name="MP16"><text:span text:style-name="MT2"><presentation:footer/></text:span></text:p>
        </draw:text-box>
      </draw:frame>
      <draw:frame presentation:style-name="Mpr7" draw:text-style-name="MP19" draw:layer="backgroundobjects" svg:width="6.523cm" svg:height="0.845cm" svg:x="20.076cm" svg:y="19.733cm" presentation:class="page-number">
        <draw:text-box>
          <text:p text:style-name="MP18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8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9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9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5T08:35:46.951438662</meta:creation-date>
    <meta:editing-duration>PT3H15M33S</meta:editing-duration>
    <meta:editing-cycles>20</meta:editing-cycles>
    <meta:generator>LibreOffice/6.3.4.2.0$Linux_X86_64 LibreOffice_project/30$Build-2</meta:generator>
    <dc:title>Blueprint Plans</dc:title>
    <dc:date>2020-02-10T11:23:39.312918849</dc:date>
    <meta:document-statistic meta:object-count="114"/>
  </office:meta>
</office:document-meta>
</file>